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6de3b" officeooo:paragraph-rsid="0006de3b"/>
    </style:style>
    <style:style style:name="P2" style:family="paragraph" style:parent-style-name="Title">
      <style:text-properties officeooo:rsid="0006de3b" officeooo:paragraph-rsid="0006de3b"/>
    </style:style>
    <style:style style:name="P3" style:family="paragraph" style:parent-style-name="Text_20_body">
      <style:text-properties officeooo:paragraph-rsid="0006de3b"/>
    </style:style>
    <style:style style:name="P4" style:family="paragraph" style:parent-style-name="Text_20_body">
      <style:text-properties style:text-underline-style="none" officeooo:rsid="0006de3b" officeooo:paragraph-rsid="0006de3b"/>
    </style:style>
    <style:style style:name="P5" style:family="paragraph" style:parent-style-name="Text_20_body">
      <style:text-properties officeooo:rsid="0008d6ab" officeooo:paragraph-rsid="0008d6ab"/>
    </style:style>
    <style:style style:name="P6" style:family="paragraph" style:parent-style-name="Heading_20_1">
      <style:text-properties style:text-underline-style="solid" style:text-underline-width="auto" style:text-underline-color="font-color" officeooo:rsid="0006de3b" officeooo:paragraph-rsid="0006de3b"/>
    </style:style>
    <style:style style:name="P7" style:family="paragraph" style:parent-style-name="Heading_20_1">
      <style:text-properties officeooo:rsid="0006de3b" officeooo:paragraph-rsid="0006de3b"/>
    </style:style>
    <style:style style:name="P8" style:family="paragraph" style:parent-style-name="Heading_20_1">
      <style:text-properties officeooo:rsid="000e3ccf" officeooo:paragraph-rsid="000e3ccf"/>
    </style:style>
    <style:style style:name="P9" style:family="paragraph" style:parent-style-name="Text_20_body">
      <style:text-properties officeooo:rsid="000b725a" officeooo:paragraph-rsid="000b725a"/>
    </style:style>
    <style:style style:name="P10" style:family="paragraph" style:parent-style-name="Text_20_body">
      <style:text-properties officeooo:rsid="000e3ccf" officeooo:paragraph-rsid="000e3ccf"/>
    </style:style>
    <style:style style:name="P11" style:family="paragraph" style:parent-style-name="Text_20_body">
      <style:text-properties officeooo:rsid="000ff4f4" officeooo:paragraph-rsid="000ff4f4"/>
    </style:style>
    <style:style style:name="T1" style:family="text">
      <style:text-properties officeooo:rsid="0006de3b"/>
    </style:style>
    <style:style style:name="T2" style:family="text">
      <style:text-properties officeooo:rsid="0008d6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chnologies</text:p>
      <text:p text:style-name="P1">This document will describe the technologies used in the project and justify why they were chosen.</text:p>
      <text:h text:style-name="P6" text:outline-level="1">Environment and deployment</text:h>
      <text:p text:style-name="P4"><text:span text:style-name="T1">T</text:span>his section covers the technology used to create the environment for development, and to deploy the application.</text:p>
      <text:h text:style-name="P7" text:outline-level="1">Virtual env</text:h>
      <text:p text:style-name="P1">A virtual <text:span text:style-name="T2">environment allows you to keep packages separate from project to project, making things simpler.</text:span></text:p>
      <text:p text:style-name="P5">Virtual env is the best choice due to its simplicity. It does what is needed and no more. Others like anaconda contain so much more stuff that is unnecessary.</text:p>
      <text:h text:style-name="P7" text:outline-level="1">Docker</text:h>
      <text:p text:style-name="P5">Using a docker for this project Will allow for easy deployment of the web-app, which is one of the Main goals of the project</text:p>
      <text:h text:style-name="P7" text:outline-level="1">AWS</text:h>
      <text:p text:style-name="P3"/>
      <text:h text:style-name="P7" text:outline-level="1">Application</text:h>
      <text:p text:style-name="P1">This section covers the technologies used in the application itself</text:p>
      <text:h text:style-name="P7" text:outline-level="1">Django</text:h>
      <text:p text:style-name="P9">The Wep-app framework to build the web-app with. The reasoning for using this is set out in more detail in the framework decision document.</text:p>
      <text:h text:style-name="P8" text:outline-level="1">MySQL lite</text:h>
      <text:p text:style-name="P10">Django supports multiple database engines, but the built-in mySQL light is in this case, the best option.</text:p>
      <text:p text:style-name="P10">MySQL light requires no administration, and so would make it easier for sailing club people to maintain it. It does not require a separate server, making it much easier to be deployed by inexperienced people in few steps. Th ewebsite says it works well with standalone small websites and applications.</text:p>
      <text:p text:style-name="P10">The downside is that it has little security and it not scaleale. Little secturiry dosent matter as the data stored in it by individual small clubs is not particualy sensitive, and sscaleability dose not <text:soft-page-break/>matter as the webapp is designed to be used by individual small scale clubs, and is very unlikely to hit the limit stated on the website of 100k hits/day.</text:p>
      <text:p text:style-name="P11">Also Sql lite dose not have strong concurrency mechanisms. This is not an issue as the web app is designed so only one person should be editing the database at any one time.</text:p>
      <text:p text:style-name="P11">Source: https://www.sqlite.org/whentouse.htm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5T17:13:38.065000000</dc:date>
    <meta:editing-duration>PT17M47S</meta:editing-duration>
    <meta:editing-cycles>6</meta:editing-cycles>
    <meta:generator>LibreOffice/7.2.4.1$Windows_X86_64 LibreOffice_project/27d75539669ac387bb498e35313b970b7fe9c4f9</meta:generator>
    <meta:document-statistic meta:table-count="0" meta:image-count="0" meta:object-count="0" meta:page-count="2" meta:paragraph-count="20" meta:word-count="313" meta:character-count="1871" meta:non-whitespace-character-count="1578"/>
  </office:meta>
</office:document-meta>
</file>